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951cm" table:align="margins"/>
    </style:style>
    <style:style style:name="Таблица1.A" style:family="table-column">
      <style:table-column-properties style:column-width="2.208cm" style:rel-column-width="7636*"/>
    </style:style>
    <style:style style:name="Таблица1.B" style:family="table-column">
      <style:table-column-properties style:column-width="16.743cm" style:rel-column-width="5789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3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8" style:family="paragraph" style:parent-style-name="Table_20_Contents">
      <style:paragraph-properties fo:text-align="center" style:justify-single-word="false"/>
      <style:text-properties fo:language="ru" fo:country="RU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48</text:span><text:span text:style-name="T1">b</text:span></text:p>
      <text:p text:style-name="P3"/>
      <text:p text:style-name="P8"/>
      <text:p text:style-name="P10">1. Системные требования</text:p>
      <text:p text:style-name="P9"/>
      <text:p text:style-name="P6"><text:span text:style-name="T4">Только</text:span> <text:bookmark-start text:name="1 Системные требования"/><text:bookmark-start text:name="Системные требования"/>P<text:bookmark-end text:name="1 Системные требования"/><text:bookmark-end text:name="Системные требования"/>entEvo <text:span text:style-name="T4">4Мб</text:span>;</text:p>
      <text:p text:style-name="P7">контроллер <text:span text:style-name="T1">TR-DOS </text:span><text:span text:style-name="T4">с прошивкой </text:span><text:span text:style-name="T1">EVO-DOS </text:span><text:span text:style-name="T4">или любой версией </text:span><text:span text:style-name="T1">TR-DOS;</text:span></text:p>
      <text:p text:style-name="P9">поддерживается загрузка с:</text:p>
      <text:p text:style-name="P9"><text:tab/><text:tab/>дисковода с дискетой в формате <text:span text:style-name="T1">TR-DOS</text:span>;</text:p>
      <text:p text:style-name="P9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11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4">2. 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22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22"/>
      <text:p text:style-name="P4">-----------------------------------------------------------------------------------------------------------------------------</text:p>
      <text:p text:style-name="P20"/>
      <text:p text:style-name="P21">3. Клавиши управления.</text:p>
      <text:p text:style-name="P21"/>
      <text:p text:style-name="P12"><text:span text:style-name="T6">3.1 Кнопки клавиатуры+</text:span><text:span text:style-name="T1">RESET.</text:span></text:p>
      <text:p text:style-name="P18"/>
      <text:p text:style-name="P13">Любая буквенная клавиша (кроме ниже описанных<text:span text:style-name="T1">)</text:span>-выводит на экран краткую помощь.</text:p>
      <text:p text:style-name="P17"><text:span text:style-name="T7">CS</text:span>-<text:span text:style-name="T4">перезапуск страницы </text:span>ROM<text:span text:style-name="T4"> </text:span>Basic 128.</text:p>
      <text:p text:style-name="P17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7"><text:span text:style-name="T7">D</text:span>-<text:span text:style-name="T4">запуск </text:span>DEMO “GRASS” by PSB^Hallowen.</text:p>
      <text:p text:style-name="P17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9">H<text:span text:style-name="T8">-</text:span><text:span text:style-name="T5">вывод на экран странички помощи.</text:span></text:p>
      <text:p text:style-name="P17"><text:span text:style-name="T7">S</text:span>-CMOS Setup.</text:p>
      <text:p text:style-name="P17"><text:span text:style-name="T7">0</text:span>-<text:span text:style-name="T4">возврат в </text:span>EVO Reset Service <text:span text:style-name="T4">из дополнительных прошивок.</text:span></text:p>
      <text:p text:style-name="P13">Любые 2 и более нажатых клавиш запускают проверку нажатых клавиш.</text:p>
      <text:p text:style-name="P13"/>
      <text:p text:style-name="P15">3.2 Управление в основном меню.</text:p>
      <text:p text:style-name="P14"/>
      <text:p text:style-name="P17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тствующая горячая клавиша указана перед каждым пунктом меню.</text:span></text:p>
      <text:p text:style-name="P13"/>
      <text:p text:style-name="P15"><text:soft-page-break/>3.3 Горячие клавиши главного меню</text:p>
      <text:p text:style-name="P17"><text:span text:style-name="T7">1...4</text:span>-<text:span text:style-name="T4">выбор дисковода;</text:span></text:p>
      <text:p text:style-name="P17"><text:span text:style-name="T7">V</text:span>-<text:span text:style-name="T4">перебирает по кругу все реальные дисководы;</text:span></text:p>
      <text:p text:style-name="P19">Y-<text:span text:style-name="T5">перебирает по кругу все виртуальные дисководы;</text:span></text:p>
      <text:p text:style-name="P17"><text:span text:style-name="T7">W</text:span><text:span text:style-name="T4">-перебирает режимы </text:span>TURBO 3,5, 7, 14 <text:span text:style-name="T4">МГц;</text:span></text:p>
      <text:p text:style-name="P19">L<text:span text:style-name="T4">-</text:span><text:span text:style-name="T5">переключение загрузки с магнитофонного входа или эмуляция загрузки;</text:span></text:p>
      <text:p text:style-name="P19">G<text:span text:style-name="T8">-</text:span><text:span text:style-name="T5">выбор куда будет производиться переход по нажатию </text:span><text:span text:style-name="T8">RESET;</text:span></text:p>
      <text:p text:style-name="P19">E<text:span text:style-name="T8">-</text:span><text:span text:style-name="T5">разрешение перезагрузки шрифта для текстмода из ПЗУ;</text:span></text:p>
      <text:p text:style-name="P19">J<text:span text:style-name="T8">-</text:span><text:span text:style-name="T5">выбор типа шрифта из ПЗУ;</text:span></text:p>
      <text:p text:style-name="P19">K<text:span text:style-name="T8">-</text:span><text:span text:style-name="T5">выбор драйвера для печати из Бейсика;</text:span></text:p>
      <text:p text:style-name="P17"><text:span text:style-name="T7">M</text:span><text:span text:style-name="T4">-триггерное переключение режимов памяти </text:span>ALL/128/48;</text:p>
      <text:p text:style-name="P17"><text:span text:style-name="T7">Z</text:span>-<text:span text:style-name="T4">вызов загрузчика с </text:span>TR-DOS <text:span text:style-name="T4">дискеты;</text:span></text:p>
      <text:p text:style-name="P17"><text:span text:style-name="T7">F</text:span><text:span text:style-name="T4">-вызов загрузчика с </text:span>FAT <text:span text:style-name="T4">устройства;</text:span></text:p>
      <text:p text:style-name="P17"><text:span text:style-name="T7">T</text:span><text:span text:style-name="T4">-вызов загрузки с ленты (имитация команды </text:span>LOAD “”)<text:span text:style-name="T4">;</text:span></text:p>
      <text:p text:style-name="P17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7"><text:span text:style-name="T7">D</text:span><text:span text:style-name="T4">-вызов загрузчика с </text:span>HDD;</text:p>
      <text:p text:style-name="P17"><text:span text:style-name="T7">S</text:span><text:span text:style-name="T4">-сброс в </text:span>TR-DOS<text:span text:style-name="T4">;</text:span></text:p>
      <text:p text:style-name="P17"><text:span text:style-name="T7">I</text:span><text:span text:style-name="T4">-сброс в </text:span>Basic <text:span text:style-name="T4">48;</text:span></text:p>
      <text:p text:style-name="P17"><text:span text:style-name="T7">U</text:span><text:span text:style-name="T4">-сброс в </text:span>Basic <text:span text:style-name="T4">128;</text:span></text:p>
      <text:p text:style-name="P17"><text:span text:style-name="T7">R</text:span><text:span text:style-name="T4">-переход в меню </text:span>Service;</text:p>
      <text:p text:style-name="P13"><text:span text:style-name="T7">V</text:span><text:span text:style-name="T2">-</text:span>перебирает все реальные дисководы по кругу;</text:p>
      <text:p text:style-name="P17"><text:span text:style-name="T7">H</text:span>-<text:span text:style-name="T4">вызов страницы помощи;</text:span></text:p>
      <text:p text:style-name="P13">цифровые клавиши <text:span text:style-name="T7">1-4</text:span> выбирают соответствующий дисковод <text:span text:style-name="T1">A-D;</text:span></text:p>
      <text:p text:style-name="P13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3"><text:span text:style-name="T7">9</text:span>-включение/выключение отображения времени, даты.</text:p>
      <text:p text:style-name="P13"/>
      <text:p text:style-name="P15">3.4 Горячие клавиши меню <text:span text:style-name="T1">«Service»</text:span></text:p>
      <text:p text:style-name="P19"/>
      <text:p text:style-name="P13"><text:span text:style-name="T2">R</text:span>-сброс <text:span text:style-name="T1">NeoGS </text:span>записью числа 128 в порт 51.</text:p>
      <text:p text:style-name="P13"><text:span text:style-name="T2">K</text:span>-форматирование виртуального<text:span text:style-name="T1"> </text:span>диска на 640 килобайт;</text:p>
      <text:p text:style-name="P13"><text:span text:style-name="T2">I</text:span>-форматирование виртуального<text:span text:style-name="T1"> </text:span>диска на 896 килобайт;</text:p>
      <text:p text:style-name="P17"><text:span text:style-name="T7">M</text:span>-<text:span text:style-name="T4">редактор </text:span>CMOS;</text:p>
      <text:p text:style-name="P17"><text:span text:style-name="T7">S</text:span><text:span text:style-name="T4">- тестер </text:span>PC <text:span text:style-name="T4">клавиатуры;</text:span></text:p>
      <text:p text:style-name="P17"><text:span text:style-name="T7">F</text:span>-<text:span text:style-name="T4">загрузки и обновление </text:span>ROM<text:span text:style-name="T4"> (всех 512 Кб);</text:span></text:p>
      <text:p text:style-name="P17"><text:span text:style-name="T7">U</text:span>-<text:span text:style-name="T4">загрузка и обновление </text:span>ROM <text:span text:style-name="T4">пользователя (64Кб);</text:span></text:p>
      <text:p text:style-name="P16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9">T<text:span text:style-name="T8">-</text:span><text:span text:style-name="T5">загрузка набора символов для текстового видео режима.</text:span></text:p>
      <text:p text:style-name="P13"/>
      <text:p text:style-name="P13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3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3">менять быстродействие нажатием на любое место текстовой строки <text:span text:style-name="T2">«Turbo Mode: </text:span><text:span text:style-name="T7">7.0</text:span><text:span text:style-name="T2">»</text:span> (принимает значение 3,5/7,0/14,0);</text:p>
      <text:p text:style-name="P13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3">запускать файлы найденные на дискетах <text:span text:style-name="T1">TR-DOS </text:span>или на <text:span text:style-name="T1">FAT </text:span>устройствах.</text:p>
      <text:p text:style-name="P13"/>
      <text:p text:style-name="P15">4. Обновление <text:span text:style-name="T1">FLASH ROM</text:span></text:p>
      <text:p text:style-name="P18"/>
      <text:p text:style-name="P13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, выбрать устройство с которого будет загружено обновление и в файловом окне выбрать файл с обновлением. В процессе прошивания отображается окно с индикатором процесса стирания, затем процесс <text:s/>прошивания.</text:p>
      <text:p text:style-name="P13"><text:soft-page-break/>Начиная с версии 0.46 добавлена возможность обновления прошивки пользователя размером 64 Кб. Обязательное условие наличие 2 байт с кодами 00,<text:span text:style-name="T1">#C9 </text:span>по смещению <text:span text:style-name="T1">#3D2F </text:span>в сервисной странице куда производится сброс при выборе соответствующей опции. Расположение страниц в прошивке пользователя: <text:span text:style-name="T1">Basic48, TR-DOS, Basic128, Service.</text:span></text:p>
      <text:p text:style-name="P13">Прошивание производится для всего <text:span text:style-name="T1">ROM</text:span> все 512 килобайт или 64 килобайта для прошивки пользователя. В файловом окне будут отображаться только файлы размером 512<text:span text:style-name="T1"> </text:span>Кб и с расширением *<text:span text:style-name="T1">.ROM, </text:span>при обновлении прошивки пользователя буду отображаться только файлы размером 64 Кб.</text:p>
      <text:p text:style-name="P13">При обновлении полного <text:span text:style-name="T1">ROM </text:span>прошивка пользователя будет стерта. После полного обновленя <text:span text:style-name="T1">ROM </text:span>необходимо будет произвести перепрошивание прошивки пользователя в случае надобности.</text:p>
      <text:p text:style-name="P16"/>
      <text:p text:style-name="P15">5. Изменение шрифта для текстового видео режима</text:p>
      <text:p text:style-name="P15"/>
      <text:p text:style-name="P13">Начиная с версии 0.39а сделана возможность загружать набор символов для отображения текста в текстовом видеорежиме с любого <text:span text:style-name="T1">FAT </text:span>устройства. Для загрузки шрифта необходимо выбрать устройства с которого будет производиться загрузки и выбрать файл для загрузки. В файловом окне для загрузки будут отображаться только файлы с расширением <text:span text:style-name="T1">FNT </text:span>и размером 2048 байт.</text:p>
      <text:p text:style-name="P13">Начиная с версии 0.4 сделана возможность обновлять или не обновлять шрифт из ПЗУ каждый раз при нажатии сброса, опция <text:span text:style-name="T7">"E.Reload FONT"</text:span> <text:span text:style-name="T2">on</text:span><text:span text:style-name="T1"> </text:span>или <text:span text:style-name="T7">off</text:span>. И можно выбирать каким шрифтом можно обновлять из ПЗУ стандартный <text:span text:style-name="T1">ATM (KOI8) </text:span>или <text:span text:style-name="T1">CP866, </text:span>опция <text:span text:style-name="T7">"J.Type FONT"</text:span> <text:span text:style-name="T2">ATM</text:span><text:span text:style-name="T1"> </text:span>или <text:span text:style-name="T2">CP866</text:span><text:span text:style-name="T1">. </text:span>При переключении типа производится принудительная перезагрузка шрифта.</text:p>
      <text:p text:style-name="P15"/>
      <text:p text:style-name="P15">6. Выбор альтернативных прошивок</text:p>
      <text:p text:style-name="P18"/>
      <text:p text:style-name="P13">Начиная с версии 0.39 можно использовать кроме основной прошивки альтернативные. Для выбора альтернативной необходимо клавишей <text:span text:style-name="T1">«G» </text:span>перевести соответствующую опцию в положение с названием альтернативной прошивке<text:span text:style-name="T1"> </text:span>и при следующем сбросе выбранная прошивка будет доступна для использования.</text:p>
      <text:p text:style-name="P13">Начиная с версии 0.46 добавлена возможность использования прошивки пользователя (<text:span text:style-name="T1">Custom ROM) </text:span>с возможностью независимой перепрошивки. Размер прошивки 64Кб, сброс при выборе соответствующей опции производится в сервисную страницу этой прошивки. Расположение страниц в прошивке пользователя: <text:span text:style-name="T1">Basic48, TR-DOS, Basic128, Service.</text:span> Сброс производится включением соответствующей страницы <text:span text:style-name="T1">ROM </text:span>и переходом на адрес <text:span text:style-name="T1">#3D2F </text:span>в котором обязательно наличие команд процессора <text:span text:style-name="T1">NOP:RET (</text:span>коды 00,<text:span text:style-name="T1">C9) </text:span>с дальнейшим переходом на адрес 0<text:span text:style-name="T1">.</text:span></text:p>
      <text:p text:style-name="P13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15"/>
      <text:p text:style-name="P15">7. Загрузка <text:span text:style-name="T1">TRD,</text:span> <text:span text:style-name="T1">SCL </text:span>и <text:span text:style-name="T1">FDI </text:span>образов в память для виртуального дисковода</text:p>
      <text:p text:style-name="P14"/>
      <text:p text:style-name="P16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Предварительное форматирование рамдиска для загрузки образов не требуется.</text:span></text:p>
      <text:p text:style-name="P16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файлов для вывода производится по расширению, для </text:span><text:span text:style-name="T3">SCL </text:span><text:span text:style-name="T8">образов делается проверка на наличие 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соответствии образ не будет показан в файловом окне.</text:span></text:p>
      <text:p text:style-name="P16"><text:span text:style-name="T8">Формат </text:span><text:span text:style-name="T3">RAM </text:span><text:span text:style-name="T8">диска описан в конце документа.</text:span></text:p>
      <text:p text:style-name="P13"/>
      <text:p text:style-name="P15"><text:span text:style-name="T1">0</text:span>8. Загрузка с ленты</text:p>
      <text:p text:style-name="P15"/>
      <text:p text:style-name="P13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тствующим образом все Бейсик переменные (кроме переменных Бейсик 128) и <text:soft-page-break/>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13">При эмуляции загрузки можно выбрать устройство загрузки и файл. 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</text:span></text:p>
      <text:p text:style-name="P15"/>
      <text:p text:style-name="P15"><text:span text:style-name="T1">0</text:span>9. Запуск из <text:span text:style-name="T1">HOBETA </text:span>и <text:span text:style-name="T1">SPG </text:span>файлов</text:p>
      <text:p text:style-name="P15"/>
      <text:p text:style-name="P13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3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3">Начиная с версии 0.47 сделана возможность запускать <text:span text:style-name="T1">SPG </text:span>файлы, об особенностях этого формата смотреть соответствующую документацию.</text:p>
      <text:p text:style-name="P13"/>
      <text:p text:style-name="P15">10. Редактор ячеек <text:span text:style-name="T1">CMOS</text:span></text:p>
      <text:p text:style-name="P13"/>
      <text:p text:style-name="P13">Начиная с версии 0.34 сделан редактор ячеек <text:span text:style-name="T1">CMOS </text:span>с добавлением соответ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3">Следующие клавиши предназначены:</text:p>
      <text:p text:style-name="P17"><text:span text:style-name="T7">L</text:span>-<text:span text:style-name="T4">принудительная загрузка из </text:span>CMOS <text:span text:style-name="T4">в память для редактирования;</text:span></text:p>
      <text:p text:style-name="P17"><text:span text:style-name="T7">S</text:span><text:span text:style-name="T4">-принудительное сохранение отредактированного из памяти;</text:span></text:p>
      <text:p text:style-name="P17"><text:span text:style-name="T7">X</text:span><text:span text:style-name="T4">-выход из редактора.</text:span></text:p>
      <text:p text:style-name="P13"/>
      <text:p text:style-name="P15">11. Состояние памяти при запуске <text:span text:style-name="T1">HOBETA </text:span>файлов</text:p>
      <text:p text:style-name="P15"/>
      <text:p text:style-name="P13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3">Очистка экрана не производится!!! Область атрибутов заполняется байтом 0 для маскировки загрузчика работающего в экранной области.</text:p>
      <text:p text:style-name="P13"/>
      <text:p text:style-name="P15">12. Тестирование <text:span text:style-name="T1">PC </text:span>клавиатуры</text:p>
      <text:p text:style-name="P13"/>
      <text:p text:style-name="P13">Начиная с версии 0.46 добавлен тестер <text:span text:style-name="T1">PC </text:span>клавиатуры. При входе в тестер отображается стандартная клавиатура. Нажатая клавиша отображается белым цветом, еще не нажатая клавиша красным цветом, отпущенная отображается зеленым. Системные клавиши <text:span text:style-name="T1">F12, Print Screen, Scroll Lock, Pause </text:span>выделенные фиолетовым цветом нажимать не рекомендуется. Выход из режима тестера <text:span text:style-name="T1">ALT+F4.</text:span></text:p>
      <text:p text:style-name="P13"/>
      <text:p text:style-name="P18"><text:span text:style-name="T4">13. Часы и </text:span>CMOS</text:p>
      <text:p text:style-name="P18"/>
      <text:p text:style-name="P13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<text:soft-page-break/>используются ячейки памяти <text:span text:style-name="T1">CMOS </text:span>содержащейся в часах для хранения некоторых настроек.</text:p>
      <text:p text:style-name="P13">Используемые ячейки <text:span text:style-name="T1">CMOS:</text:span></text:p>
      <text:p text:style-name="P17"/>
      <text:p text:style-name="P13">- 0<text:span text:style-name="T1">x00...</text:span></text:p>
      <text:p text:style-name="P13"><text:span text:style-name="T1">...0x0D<text:tab/></text:span>используются часами и не могут быть использованы для хранения параметров.</text:p>
      <text:p text:style-name="P13"><text:span text:style-name="T1">- 0x0E<text:tab/></text:span>хранит следующие значения, биты:</text:p>
      <text:p text:style-name="P13"><text:tab/><text:tab/>7 - 1=<text:span text:style-name="T1">TURBO OFF </text:span>(3,5МГц)<text:span text:style-name="T1">, 0=TURBO ON </text:span>(7МГц);</text:p>
      <text:p text:style-name="P13"><text:tab/><text:tab/>2-0 <text:span text:style-name="T1">- </text:span>2=128Кб, 1=48Кб, 0=1Мб по стандарту Пентагона<text:span text:style-name="T1">;</text:span></text:p>
      <text:p text:style-name="P13"><text:span text:style-name="T1">- 0x0F<text:tab/></text:span>хранит текущий номер виртуального дисковода;</text:p>
      <text:p text:style-name="P13"><text:span text:style-name="T1">- 0x10<text:tab/></text:span>хранит текущий номер дисковода (содержит значения 0...3);</text:p>
      <text:p text:style-name="P13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0x0A...0x11, <text:span text:style-name="T1">0xEF</text:span>.</text:p>
      <text:p text:style-name="P17">- 0x40...<text:tab/><text:span text:style-name="T4">64 байта</text:span></text:p>
      <text:p text:style-name="P17">...0x7F<text:tab/><text:span text:style-name="T4">используется </text:span>ProfROM <text:span text:style-name="T4">для хранения настроек.</text:span></text:p>
      <text:p text:style-name="P13">- 0<text:span text:style-name="T1">xEF<text:tab/></text:span>хранит следующие значения, биты:</text:p>
      <text:p text:style-name="P13"><text:tab/><text:tab/>7 - 1=<text:span text:style-name="T1">TURBO</text:span> 14МГц, 0=<text:span text:style-name="T1">TURBO</text:span> 3,5/7МГц, зависит от состояния бита 7 в ячейке <text:span text:style-name="T1">0X0E</text:span></text:p>
      <text:p text:style-name="P13"><text:tab/><text:tab/>6 <text:span text:style-name="T1">-</text:span> <text:span text:style-name="T1">1=</text:span>эмуляция загрузки с кассеты, 0=загрузка с магнитофонного входа</text:p>
      <text:p text:style-name="P13"><text:tab/><text:tab/><text:span text:style-name="T1">5 </text:span>-<text:span text:style-name="T1"> 1=</text:span>принтер через <text:span text:style-name="T1">AY, </text:span>0=стандартный принтер <text:span text:style-name="T1">Basic 48</text:span></text:p>
      <text:p text:style-name="P17"><text:tab/><text:tab/>4 <text:span text:style-name="T4">-</text:span> 1=<text:span text:style-name="T4">загрузка шрифта из ПЗУ по сбросу, 0=не загружать</text:span></text:p>
      <text:p text:style-name="P17"><text:span text:style-name="T4"><text:tab/><text:tab/>3 - 1=загружать из ПЗУ шрифт </text:span>CP866, 0=<text:span text:style-name="T4">загружать из ПЗУ шрифт АТМ</text:span></text:p>
      <text:p text:style-name="P13"><text:tab/><text:tab/>2 -</text:p>
      <text:p text:style-name="P13"><text:tab/><text:tab/>1 <text:span text:style-name="T1">- | </text:span>номер сброса: 0 <text:span text:style-name="T1">- Evo Service, 1-GLUK Service</text:span></text:p>
      <text:p text:style-name="P13"><text:tab/><text:tab/>0 <text:span text:style-name="T1">- | 2 - ProfROM, 3 – Custom ROM</text:span></text:p>
      <text:p text:style-name="P13"/>
      <text:p text:style-name="P15">13. Формат <text:span text:style-name="T1">RAM </text:span>диска</text:p>
      <text:p text:style-name="P15"/>
      <text:p text:style-name="P13">Формат <text:span text:style-name="T1">RAM </text:span>диска похож на формат <text:span text:style-name="T1">TRD </text:span>образа, то есть представляет собой последовательность секторов расположенный в верхней памяти. <text:span text:style-name="T1">RAM </text:span>диск начинается с 3-ей страницы от конца памяти (номер страницы начала <text:span text:style-name="T1">RAM </text:span>диска может быть изменен в любой из последующих версий) и растет вниз. </text:p>
      <text:p text:style-name="P13">Для универсальной поддержки <text:span text:style-name="T1">SCL, TRD </text:span>и <text:span text:style-name="T1">FDI </text:span>образов самая первая страница от начала <text:span text:style-name="T1">RAM </text:span>диска (полностью 16Кб страница) содержит описатель нахождения секторов/дорожек в страницах памяти. Определить страницу начала <text:span text:style-name="T1">RAM </text:span>диска можно по байтам «<text:span text:style-name="T1">RD</text:span>» расположенным в первой странице от начала <text:span text:style-name="T1">RAM </text:span>диска по смещениям <text:span text:style-name="T1">#3FFF (</text:span>байт <text:span text:style-name="T1">«R») </text:span>и <text:span text:style-name="T1">#3EFF (</text:span>байт <text:span text:style-name="T1">«D»), </text:span>по этим байтам определяется отформатирован ли <text:span text:style-name="T1">RAM </text:span>диск. При отсутствии этих байт производится принудительно форматирование <text:span text:style-name="T1">RAM </text:span>диска на размер стандартной <text:span text:style-name="T1">TR-DOS </text:span>дискеты, то есть на 2544 сектора. </text:p>
      <text:p text:style-name="P13">Заголовок <text:span text:style-name="T1">FDI </text:span>образа преобразовывается при загрузке в память, заголовок для образов <text:span text:style-name="T1">SCL </text:span>и <text:span text:style-name="T1">TRD </text:span>создается принудительно после загрузки. При форматировании заголовки также создаются принудительно.</text:p>
      <text:p text:style-name="P13"/>
      <text:p text:style-name="P13">Формат описателей секторов/дорожек <text:span text:style-name="T1">RAM </text:span>диска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">Смещение в байтах от начала страницы</text:p>
          </table:table-cell>
          <table:table-cell table:style-name="Таблица1.B1" office:value-type="string">
            <text:p text:style-name="P29">Описание</text:p>
          </table:table-cell>
        </table:table-row>
        <table:table-row>
          <table:table-cell table:style-name="Таблица1.A2" office:value-type="string">
            <text:p text:style-name="P32">+<text:span text:style-name="T1">#</text:span>000</text:p>
          </table:table-cell>
          <table:table-cell table:style-name="Таблица1.B2" office:value-type="string">
            <text:p text:style-name="P31">смещение в блоках (по 256 байт) дорожки от начала страницы</text:p>
          </table:table-cell>
        </table:table-row>
        <table:table-row>
          <table:table-cell table:style-name="Таблица1.A2" office:value-type="string">
            <text:p text:style-name="P30">+<text:span text:style-name="T1">#100</text:span></text:p>
          </table:table-cell>
          <table:table-cell table:style-name="Таблица1.B2" office:value-type="string">
            <text:p text:style-name="P31"><text:span text:style-name="T4">смещение в страницах (по 16Кб) от начала </text:span><text:span text:style-name="T1">RAM </text:span><text:span text:style-name="T4">диска +1. То есть если </text:span><text:span text:style-name="T1">RAM </text:span><text:span text:style-name="T4">диска начинается с 3-ей страницы, то счет идет со страницы 4</text:span></text:p>
          </table:table-cell>
        </table:table-row>
        <table:table-row>
          <table:table-cell table:style-name="Таблица1.A2" office:value-type="string">
            <text:p text:style-name="P26">+#200</text:p>
          </table:table-cell>
          <table:table-cell table:style-name="Таблица1.B2" office:value-type="string">
            <text:p text:style-name="P31">номер сектора на дорожке</text:p>
          </table:table-cell>
        </table:table-row>
        <table:table-row>
          <table:table-cell table:style-name="Таблица1.A2" office:value-type="string">
            <text:p text:style-name="P26">+#300</text:p>
          </table:table-cell>
          <table:table-cell table:style-name="Таблица1.B2" office:value-type="string">
            <text:p text:style-name="P31">размер сектора *2. То есть для сектора 128 байт заносится 1, для сектора 256 байт заносится 2, для сектора 512 байт заносится 4 и для сектора 1024 заносится 8</text:p>
          </table:table-cell>
        </table:table-row>
        <table:table-row>
          <table:table-cell table:style-name="Таблица1.A2" office:value-type="string">
            <text:p text:style-name="P26">+#400</text:p>
          </table:table-cell>
          <table:table-cell table:style-name="Таблица1.B2" office:value-type="string">
            <text:p text:style-name="P31">номер сектора на дорожке</text:p>
          </table:table-cell>
        </table:table-row>
        <table:table-row>
          <table:table-cell table:style-name="Таблица1.A2" office:value-type="string">
            <text:p text:style-name="P26">+#500</text:p>
          </table:table-cell>
          <table:table-cell table:style-name="Таблица1.B2" office:value-type="string">
            <text:p text:style-name="P31">размер сектора *2</text:p>
          </table:table-cell>
        </table:table-row>
        <text:soft-page-break/>
        <table:table-row>
          <table:table-cell table:style-name="Таблица1.A2" office:value-type="string">
            <text:p text:style-name="P26"/>
          </table:table-cell>
          <table:table-cell table:style-name="Таблица1.B2" office:value-type="string">
            <text:p text:style-name="P31">и так далее пока не закончатся все сектора дорожки.</text:p>
          </table:table-cell>
        </table:table-row>
        <table:table-row>
          <table:table-cell table:style-name="Таблица1.A2" office:value-type="string">
            <text:p text:style-name="P25">+#001</text:p>
          </table:table-cell>
          <table:table-cell table:style-name="Таблица1.B2" office:value-type="string">
            <text:p text:style-name="P27">Начало описателей следующей дорожки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Object_20_index_20_heading" style:display-name="Object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76cm" style:type="center"/>
          <style:tab-stop style:position="18.951cm" style:type="right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95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01-04T12:08:00.64</dc:date>
    <meta:editing-duration>P14DT4H8M42S</meta:editing-duration>
    <meta:editing-cycles>158</meta:editing-cycles>
    <meta:generator>LibreOffice/3.4$Win32 LibreOffice_project/340m1$Build-402</meta:generator>
    <meta:document-statistic meta:table-count="1" meta:image-count="0" meta:object-count="0" meta:page-count="6" meta:paragraph-count="148" meta:word-count="2103" meta:character-count="15157" meta:non-whitespace-character-count="13164"/>
  </office:meta>
</office:document-meta>
</file>